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Consolas" svg:font-family="Consolas, 'Bitstream Vera Sans Mono', 'Courier New', Courier, monospace"/>
    <style:font-face style:name="OpenSymbol" svg:font-family="Open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.423cm" fo:margin-bottom="0.212cm" loext:contextual-spacing="false"/>
      <style:text-properties fo:font-style="italic" fo:font-weight="normal" officeooo:paragraph-rsid="0007aff2" style:font-style-asian="italic" style:font-weight-asian="normal" style:font-style-complex="italic" style:font-weight-complex="normal"/>
    </style:style>
    <style:style style:name="P2" style:family="paragraph" style:parent-style-name="Text_20_body">
      <style:paragraph-properties fo:margin-top="0.423cm" fo:margin-bottom="0.212cm" loext:contextual-spacing="false"/>
      <style:text-properties style:font-name="Nimbus Roman No9 L" fo:font-style="normal" officeooo:rsid="000c3a22" officeooo:paragraph-rsid="000c3a22" style:font-name-asian="DejaVu Sans" style:font-style-asian="normal" style:font-name-complex="DejaVu Sans" style:font-style-complex="normal"/>
    </style:style>
    <style:style style:name="P3" style:family="paragraph" style:parent-style-name="Text_20_body">
      <style:text-properties fo:font-style="normal" officeooo:rsid="0007aff2" officeooo:paragraph-rsid="0007aff2" style:font-style-asian="normal" style:font-style-complex="normal"/>
    </style:style>
    <style:style style:name="P4" style:family="paragraph" style:parent-style-name="Text_20_body">
      <style:text-properties fo:font-style="normal" officeooo:rsid="0007aff2" officeooo:paragraph-rsid="0008e4f9" style:font-style-asian="normal" style:font-style-complex="normal"/>
    </style:style>
    <style:style style:name="P5" style:family="paragraph" style:parent-style-name="Text_20_body">
      <style:text-properties fo:font-style="normal" officeooo:rsid="000a3af5" officeooo:paragraph-rsid="000a3af5" style:font-style-asian="normal" style:font-style-complex="normal"/>
    </style:style>
    <style:style style:name="P6" style:family="paragraph" style:parent-style-name="Text_20_body">
      <style:text-properties fo:font-style="normal" officeooo:rsid="000a3af5" officeooo:paragraph-rsid="000f6337" style:font-style-asian="normal" style:font-style-complex="normal"/>
    </style:style>
    <style:style style:name="P7" style:family="paragraph" style:parent-style-name="Text_20_body">
      <style:text-properties fo:font-style="normal" officeooo:rsid="0008e4f9" officeooo:paragraph-rsid="0008e4f9" style:font-style-asian="normal" style:font-style-complex="normal"/>
    </style:style>
    <style:style style:name="P8" style:family="paragraph" style:parent-style-name="Text_20_body">
      <style:text-properties fo:font-style="normal" officeooo:rsid="0001faa5" officeooo:paragraph-rsid="0007aff2" style:font-style-asian="normal" style:font-style-complex="normal"/>
    </style:style>
    <style:style style:name="P9" style:family="paragraph" style:parent-style-name="Text_20_body">
      <style:text-properties fo:font-style="normal" officeooo:rsid="000f6337" officeooo:paragraph-rsid="000f6337" style:font-style-asian="normal" style:font-style-complex="normal"/>
    </style:style>
    <style:style style:name="P10" style:family="paragraph" style:parent-style-name="Text_20_body">
      <style:text-properties officeooo:rsid="000a3af5" officeooo:paragraph-rsid="000a3af5"/>
    </style:style>
    <style:style style:name="P11" style:family="paragraph" style:parent-style-name="Text_20_body">
      <style:text-properties style:font-name="Nimbus Roman No9 L" fo:font-style="normal" officeooo:rsid="000c3a22" officeooo:paragraph-rsid="000a3af5" style:font-name-asian="DejaVu Sans" style:font-style-asian="normal" style:font-name-complex="DejaVu Sans" style:font-style-complex="normal"/>
    </style:style>
    <style:style style:name="P12" style:family="paragraph" style:parent-style-name="Standard">
      <style:text-properties officeooo:paragraph-rsid="0007aff2"/>
    </style:style>
    <style:style style:name="P13" style:family="paragraph" style:parent-style-name="Standard">
      <style:paragraph-properties fo:margin-left="0cm" fo:margin-right="0cm" fo:margin-top="0cm" fo:margin-bottom="0cm" loext:contextual-spacing="false" style:line-height-at-least="0.529cm" fo:text-align="start" style:justify-single-word="false" fo:orphans="2" fo:widows="2" fo:text-indent="0cm" style:auto-text-indent="false"/>
      <style:text-properties officeooo:rsid="000a3af5" officeooo:paragraph-rsid="000a3af5"/>
    </style:style>
    <style:style style:name="P14" style:family="paragraph" style:parent-style-name="Text_20_body" style:list-style-name="L2">
      <style:text-properties officeooo:paragraph-rsid="000f6337"/>
    </style:style>
    <style:style style:name="P15" style:family="paragraph" style:parent-style-name="Standard" style:list-style-name="L1">
      <style:text-properties officeooo:rsid="0007aff2" officeooo:paragraph-rsid="0007aff2"/>
    </style:style>
    <style:style style:name="P16" style:family="paragraph" style:parent-style-name="Heading_20_2">
      <style:text-properties fo:font-style="normal" officeooo:rsid="0000d33e" officeooo:paragraph-rsid="0000d33e" style:font-style-asian="normal" style:font-style-complex="normal"/>
    </style:style>
    <style:style style:name="P17" style:family="paragraph" style:parent-style-name="Heading_20_2">
      <style:text-properties fo:font-style="normal" officeooo:rsid="0007aff2" officeooo:paragraph-rsid="0008e4f9" style:font-style-asian="normal" style:font-style-complex="normal"/>
    </style:style>
    <style:style style:name="P18" style:family="paragraph" style:parent-style-name="Heading_20_2">
      <style:text-properties fo:font-style="normal" officeooo:rsid="0007aff2" officeooo:paragraph-rsid="000f6337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7aff2" style:font-style-asian="normal" style:font-style-complex="normal"/>
    </style:style>
    <style:style style:name="T3" style:family="text">
      <style:text-properties fo:font-style="normal" officeooo:rsid="000a3af5" style:font-style-asian="normal" style:font-style-complex="normal"/>
    </style:style>
    <style:style style:name="T4" style:family="text">
      <style:text-properties fo:font-style="normal" officeooo:rsid="000f6337" style:font-style-asian="normal" style:font-style-complex="normal"/>
    </style:style>
    <style:style style:name="T5" style:family="text">
      <style:text-properties fo:font-style="normal" officeooo:rsid="000deb30" style:font-style-asian="normal" style:font-style-complex="normal"/>
    </style:style>
    <style:style style:name="T6" style:family="text">
      <style:text-properties officeooo:rsid="0007aff2"/>
    </style:style>
    <style:style style:name="T7" style:family="text">
      <style:text-properties fo:font-variant="normal" fo:text-transform="none" fo:color="#000000" style:text-line-through-style="none" style:text-line-through-type="none" style:font-name="Consolas" fo:font-size="10.5pt" fo:letter-spacing="normal" fo:font-style="normal" style:text-underline-style="none" fo:font-weight="normal" style:text-blinking="false" fo:background-color="#ffffff" loext:char-shading-value="0" style:font-style-asian="normal" style:font-style-complex="normal" loext:padding="0cm" loext:border="none"/>
    </style:style>
    <style:style style:name="T8" style:family="text">
      <style:text-properties fo:font-variant="normal" fo:text-transform="none" fo:color="#000000" style:text-line-through-style="none" style:text-line-through-type="none" style:font-name="Consolas" fo:font-size="10.5pt" fo:letter-spacing="normal" fo:font-style="normal" style:text-underline-style="none" fo:font-weight="normal" officeooo:rsid="000c805e" style:text-blinking="false" fo:background-color="#ffffff" loext:char-shading-value="0" style:font-style-asian="normal" style:font-style-complex="normal" loext:padding="0cm" loext:border="none"/>
    </style:style>
    <style:style style:name="T9" style:family="text">
      <style:text-properties officeooo:rsid="000c805e"/>
    </style:style>
    <style:style style:name="T10" style:family="text">
      <style:text-properties officeooo:rsid="000ee04f"/>
    </style:style>
    <style:style style:name="T11" style:family="text">
      <style:text-properties officeooo:rsid="000f6337"/>
    </style:style>
    <style:style style:name="T12" style:family="text">
      <style:text-properties officeooo:rsid="0010a30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6">4</text:span> : <text:span text:style-name="T6">Mise en place SonarQube</text:span></text:h>
      <text:p text:style-name="Standard"/>
      <text:h text:style-name="Heading_20_2" text:outline-level="2">Objectif</text:h>
      <text:list xml:id="list4158329958" text:style-name="L1">
        <text:list-item>
          <text:p text:style-name="P15">Installer SonarQube et découvrir son interface</text:p>
        </text:list-item>
        <text:list-item>
          <text:p text:style-name="P15">Adapter la configuration à un projet</text:p>
        </text:list-item>
        <text:list-item>
          <text:p text:style-name="P15">Intégrer Sonar avec Maven</text:p>
        </text:list-item>
      </text:list>
      <text:p text:style-name="P12"/>
      <text:h text:style-name="P16" text:outline-level="2"><text:span text:style-name="T6">4.1 Installation</text:span> </text:h>
      <text:p text:style-name="P3">Télécharger le distribution, l’installer et démarrer le service <text:span text:style-name="T9">ou utilise une image docker</text:span></text:p>
      <text:p text:style-name="P8"/>
      <text:h text:style-name="P17" text:outline-level="2">4.<text:span text:style-name="T11">2</text:span> <text:span text:style-name="T10">Scanner</text:span> Maven</text:h>
      <text:p text:style-name="P5"/>
      <text:p text:style-name="P10"><text:span text:style-name="T1">Tester l’intégration </text:span><text:span text:style-name="T4">avce la configuration par défaut du serveur SonarQube </text:span><text:span text:style-name="T1">en exécutant le plugin </text:span><text:span text:style-name="Source_20_Text"><text:span text:style-name="T7">sonar:sonar</text:span></text:span></text:p>
      <text:p text:style-name="P13"><text:span text:style-name="Source_20_Text"><text:span text:style-name="T7">./mvn</text:span></text:span><text:span text:style-name="Source_20_Text"><text:span text:style-name="T8">w</text:span></text:span><text:span text:style-name="Source_20_Text"><text:span text:style-name="T7"> clean </text:span></text:span><text:span text:style-name="Source_20_Text"><text:span text:style-name="T8">test</text:span></text:span><text:span text:style-name="Source_20_Text"><text:span text:style-name="T7"> sonar:sonar</text:span></text:span></text:p>
      <text:p text:style-name="P4"/>
      <text:p text:style-name="P10"><text:span text:style-name="T2">C</text:span><text:span text:style-name="T1">onfigurer certaines propriétés dans le pom.xml concernant Sonar </text:span></text:p>
      <text:p text:style-name="P6">En particulier :</text:p>
      <text:list xml:id="list3335242780" text:style-name="L2">
        <text:list-item>
          <text:p text:style-name="P14"><text:span text:style-name="T3">l</text:span><text:span text:style-name="T5">a configuration jacoco pour obtenir des chiffres sur la </text:span><text:span text:style-name="T4">couverture de test</text:span></text:p>
        </text:list-item>
      </text:list>
      <text:p text:style-name="P4"/>
      <text:h text:style-name="P18" text:outline-level="2"><text:span text:style-name="T2">4.</text:span><text:span text:style-name="T11">3</text:span><text:span text:style-name="T2"> </text:span><text:span text:style-name="T12">Violations</text:span></text:h>
      <text:p text:style-name="P9">Introduire une <text:s/>Violations <text:span text:style-name="T12">dans une classe (Ajout d’un System.out.println par exemple)</text:span></text:p>
      <text:p text:style-name="P9">Générer une analyse</text:p>
      <text:p text:style-name="P7"/>
      <text:p text:style-name="P11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Consolas" svg:font-family="Consolas, 'Bitstream Vera Sans Mono', 'Courier New', Courier, monospace"/>
    <style:font-face style:name="OpenSymbol" svg:font-family="Open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5-21T16:14:59</meta:creation-date>
    <dc:date>2019-09-13T16:19:09.048813393</dc:date>
    <meta:editing-duration>PT15H31M17S</meta:editing-duration>
    <meta:editing-cycles>67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103" meta:character-count="686" meta:non-whitespace-character-count="600"/>
    <meta:user-defined meta:name="Info 1"/>
    <meta:user-defined meta:name="Info 2"/>
    <meta:user-defined meta:name="Info 3"/>
    <meta:user-defined meta:name="Info 4"/>
  </office:meta>
</office:document-meta>
</file>